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698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5" style:family="table-cell" style:parent-style-name="Default">
      <style:table-cell-properties style:diagonal-bl-tr="none" style:diagonal-tl-br="none" fo:border="1.7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b4c7e7" style:diagonal-bl-tr="none" style:diagonal-tl-br="none" fo:border-left="1.76pt solid #4472c4" fo:border-right="none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accent1" loext:color-type="theme"/>
        <loext:border-top-complex-color loext:theme-type="accent1" loext:color-type="theme"/>
      </style:table-cell-properties>
    </style:style>
    <style:style style:name="ce7" style:family="table-cell" style:parent-style-name="Default">
      <style:table-cell-properties fo:border-bottom="none" fo:background-color="#d9d9d9" style:diagonal-bl-tr="none" style:diagonal-tl-br="none" fo:border-left="1.76pt solid #4472c4" fo:border-right="none" style:rotation-align="none" fo:border-top="none">
        <loext:background-complex-color loext:theme-type="light1" loext:color-type="theme">
          <loext:transformation loext:type="lummod" loext:value="8500"/>
        </loext:background-complex-color>
        <loext:border-left-complex-color loext:theme-type="accent1" loext:color-type="theme"/>
      </style:table-cell-properties>
    </style:style>
    <style:style style:name="ce8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2f2f2" style:diagonal-bl-tr="none" style:diagonal-tl-br="none" fo:border-left="1.76pt solid #4472c4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left-complex-color loext:theme-type="accent1" loext:color-type="theme"/>
      </style:table-cell-properties>
    </style:style>
    <style:style style:name="ce10" style:family="table-cell" style:parent-style-name="Default">
      <style:table-cell-properties fo:border-bottom="1.76pt solid #4472c4" fo:background-color="#f2f2f2" style:diagonal-bl-tr="none" style:diagonal-tl-br="none" fo:border-left="1.76pt solid #4472c4" fo:border-right="none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accent1" loext:color-type="theme"/>
      </style:table-cell-properties>
    </style:style>
    <style:style style:name="ce11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b4c7e7" style:diagonal-bl-tr="none" style:diagonal-tl-br="none" fo:border-left="none" fo:border-right="none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top-complex-color loext:theme-type="accent1" loext:color-type="theme"/>
      </style:table-cell-properties>
    </style:style>
    <style:style style:name="ce13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4" style:family="table-cell" style:parent-style-name="Default">
      <style:table-cell-properties fo:border-bottom="1.76pt solid #ff0000" style:diagonal-bl-tr="none" style:diagonal-tl-br="none" fo:border-left="none" fo:border-right="none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2f2f2" style:rotation-align="none"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16" style:family="table-cell" style:parent-style-name="Default">
      <style:table-cell-properties fo:border-bottom="1.76pt solid #4472c4" fo:background-color="#f2f2f2" style:diagonal-bl-tr="none" style:diagonal-tl-br="none" fo:border-left="none" fo:border-right="none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17" style:family="table-cell" style:parent-style-name="Default">
      <style:table-cell-properties fo:border-bottom="none" fo:background-color="#b4c7e7" style:diagonal-bl-tr="none" style:diagonal-tl-br="none" fo:border-left="none" fo:border-right="1.76pt solid #4472c4" style:rotation-align="none" fo:border-top="1.76pt solid #4472c4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right-complex-color loext:theme-type="accent1" loext:color-type="theme"/>
        <loext:border-top-complex-color loext:theme-type="accent1" loext:color-type="theme"/>
      </style:table-cell-properties>
    </style:style>
    <style:style style:name="ce18" style:family="table-cell" style:parent-style-name="Default">
      <style:table-cell-properties fo:border-bottom="none" fo:background-color="#d9d9d9" style:diagonal-bl-tr="none" style:diagonal-tl-br="none" fo:border-left="none" fo:border-right="1.76pt solid #4472c4" style:rotation-align="none" fo:border-top="none">
        <loext:background-complex-color loext:theme-type="light1" loext:color-type="theme">
          <loext:transformation loext:type="lummod" loext:value="8500"/>
        </loext:background-complex-color>
        <loext:border-right-complex-color loext:theme-type="accent1" loext:color-type="theme"/>
      </style:table-cell-properties>
    </style:style>
    <style:style style:name="ce19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1.76pt solid #ff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2f2f2" style:diagonal-bl-tr="none" style:diagonal-tl-br="none" fo:border-left="none" fo:border-right="1.76pt solid #4472c4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</style:table-cell-properties>
    </style:style>
    <style:style style:name="ce21" style:family="table-cell" style:parent-style-name="Default">
      <style:table-cell-properties fo:border-bottom="1.76pt solid #4472c4" fo:background-color="#f2f2f2" style:diagonal-bl-tr="none" style:diagonal-tl-br="none" fo:border-left="none" fo:border-right="1.76pt solid #4472c4" style:rotation-align="none" fo:border-top="none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</style:table-cell-properties>
    </style:style>
    <style:style style:name="ce22" style:family="table-cell" style:parent-style-name="Default">
      <style:table-cell-properties fo:border-bottom="none" fo:background-color="#c5e0b4" style:diagonal-bl-tr="none" style:diagonal-tl-br="none" fo:border-left="1.76pt solid #70ad47" fo:border-right="none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accent6" loext:color-type="theme"/>
        <loext:border-top-complex-color loext:theme-type="accent6" loext:color-type="theme"/>
      </style:table-cell-properties>
    </style:style>
    <style:style style:name="ce23" style:family="table-cell" style:parent-style-name="Default">
      <style:table-cell-properties fo:border-bottom="none" fo:background-color="#f2f2f2" style:diagonal-bl-tr="none" style:diagonal-tl-br="none" fo:border-left="1.76pt solid #70ad47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left-complex-color loext:theme-type="accent6" loext:color-type="theme"/>
      </style:table-cell-properties>
    </style:style>
    <style:style style:name="ce24" style:family="table-cell" style:parent-style-name="Default">
      <style:table-cell-properties fo:border-bottom="none" style:diagonal-bl-tr="none" style:diagonal-tl-br="none" fo:border-left="1.76pt solid #70ad47" fo:border-right="none" style:rotation-align="none" fo:border-top="none">
        <loext:border-left-complex-color loext:theme-type="accent6" loext:color-type="theme"/>
      </style:table-cell-properties>
    </style:style>
    <style:style style:name="ce25" style:family="table-cell" style:parent-style-name="Default">
      <style:table-cell-properties fo:border-bottom="1.76pt solid #70ad47" fo:background-color="#f2f2f2" style:diagonal-bl-tr="none" style:diagonal-tl-br="none" fo:border-left="1.76pt solid #70ad47" fo:border-right="none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accent6" loext:color-type="theme"/>
      </style:table-cell-properties>
    </style:style>
    <style:style style:name="ce26" style:family="table-cell" style:parent-style-name="Default">
      <style:table-cell-properties fo:border-bottom="none" fo:background-color="#c5e0b4" style:diagonal-bl-tr="none" style:diagonal-tl-br="none" fo:border-left="none" fo:border-right="none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top-complex-color loext:theme-type="accent6" loext:color-type="theme"/>
      </style:table-cell-properties>
    </style:style>
    <style:style style:name="ce27" style:family="table-cell" style:parent-style-name="Default">
      <style:table-cell-properties fo:border-bottom="1.76pt solid #70ad47" fo:background-color="#f2f2f2" style:diagonal-bl-tr="none" style:diagonal-tl-br="none" fo:border-left="none" fo:border-right="none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28" style:family="table-cell" style:parent-style-name="Default">
      <style:table-cell-properties fo:border-bottom="none" fo:background-color="#c5e0b4" style:diagonal-bl-tr="none" style:diagonal-tl-br="none" fo:border-left="none" fo:border-right="1.76pt solid #70ad47" style:rotation-align="none" fo:border-top="1.76pt solid #70ad47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right-complex-color loext:theme-type="accent6" loext:color-type="theme"/>
        <loext:border-top-complex-color loext:theme-type="accent6" loext:color-type="theme"/>
      </style:table-cell-properties>
    </style:style>
    <style:style style:name="ce29" style:family="table-cell" style:parent-style-name="Default">
      <style:table-cell-properties fo:border-bottom="none" fo:background-color="#f2f2f2" style:diagonal-bl-tr="none" style:diagonal-tl-br="none" fo:border-left="none" fo:border-right="1.76pt solid #70ad47" style:rotation-align="none" fo:border-top="none">
        <loext:background-complex-color loext:theme-type="light1" loext:color-type="theme">
          <loext:transformation loext:type="lummod" loext:value="9500"/>
        </loext:background-complex-color>
        <loext:border-right-complex-color loext:theme-type="accent6" loext:color-type="theme"/>
      </style:table-cell-properties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70ad47" style:rotation-align="none" fo:border-top="none">
        <loext:border-right-complex-color loext:theme-type="accent6" loext:color-type="theme"/>
      </style:table-cell-properties>
    </style:style>
    <style:style style:name="ce31" style:family="table-cell" style:parent-style-name="Default">
      <style:table-cell-properties fo:border-bottom="1.76pt solid #70ad47" fo:background-color="#f2f2f2" style:diagonal-bl-tr="none" style:diagonal-tl-br="none" fo:border-left="none" fo:border-right="1.76pt solid #70ad47" style:rotation-align="none" fo:border-top="none">
        <loext:border-bottom-complex-color loext:theme-type="accent6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6" loext:color-type="theme"/>
      </style:table-cell-properties>
    </style:style>
    <style:style style:name="ce32" style:family="table-cell" style:parent-style-name="Defaul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Observed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G</text:p>
          </table:table-cell>
          <table:table-cell office:value-type="string" calcext:value-type="string">
            <text:p>Dilution 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ution 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lution 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ution 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ution 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"/>
          <table:table-cell table:formula="of:=1-(SQRT(SUMXMY2([.A2:.A6];[.D2:.D6]))/[.$B$15])" office:value-type="float" office:value="0.776393190924406" calcext:value-type="float">
            <text:p>0.77639319092440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Dilution 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ution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lution 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ution 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ution 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number-columns-repeated="4"/>
          <table:table-cell table:formula="of:=1-(SQRT(SUMXMY2([.A8:.A12];[.D8:.D12]))/[.$B$15])" office:value-type="float" office:value="0.612701645762717" calcext:value-type="float">
            <text:p>0.612701645762717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x_dEuc</text:p>
          </table:table-cell>
          <table:table-cell office:value-type="float" office:value="6.324555" calcext:value-type="float">
            <text:p>6.324555</text:p>
          </table:table-cell>
          <table:table-cell table:number-columns-repeated="2"/>
          <table:table-cell table:style-name="ce5" table:formula="of:=AVERAGE([.E7];[.E13])" office:value-type="float" office:value="0.694547418343562" calcext:value-type="float">
            <text:p>0.694547418343562</text:p>
          </table:table-cell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E15:Sheet1.E15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</calcext:conditional-format>
        </calcext:conditional-formats>
      </table:table>
      <table:table table:name="Tabelle1" table:style-name="ta2"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6377" table:default-cell-style-name="Default"/>
        <table:table-row table:style-name="ro1">
          <table:table-cell/>
          <table:table-cell table:style-name="ce6" office:value-type="string" calcext:value-type="string">
            <text:p>EUG</text:p>
          </table:table-cell>
          <table:table-cell table:style-name="ce12" table:number-columns-repeated="3"/>
          <table:table-cell table:style-name="ce17"/>
          <table:table-cell/>
          <table:table-cell table:style-name="ce22" office:value-type="string" calcext:value-type="string">
            <text:p>PEA</text:p>
          </table:table-cell>
          <table:table-cell table:style-name="ce26" table:number-columns-repeated="3"/>
          <table:table-cell table:style-name="ce28"/>
          <table:table-cell table:number-columns-repeated="16372"/>
        </table:table-row>
        <table:table-row table:style-name="ro2">
          <table:table-cell office:value-type="string" calcext:value-type="string">
            <text:p>Correct order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ssigned order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/>
          <table:table-cell table:style-name="ce9"/>
          <table:table-cell table:style-name="ce15" table:number-columns-repeated="3"/>
          <table:table-cell table:style-name="ce20"/>
          <table:table-cell/>
          <table:table-cell table:style-name="ce24"/>
          <table:table-cell table:number-columns-repeated="3"/>
          <table:table-cell table:style-name="ce30"/>
          <table:table-cell table:number-columns-repeated="16372"/>
        </table:table-row>
        <table:table-row table:style-name="ro1">
          <table:table-cell office:value-type="string" calcext:value-type="string">
            <text:p>Absolute difference </text:p>
          </table:table-cell>
          <table:table-cell table:style-name="ce9" table:formula="of:=ABS([.B2]-[.B3])" office:value-type="float" office:value="0" calcext:value-type="float">
            <text:p>0</text:p>
          </table:table-cell>
          <table:table-cell table:style-name="ce15" table:formula="of:=ABS([.C2]-[.C3])" office:value-type="float" office:value="1" calcext:value-type="float">
            <text:p>1</text:p>
          </table:table-cell>
          <table:table-cell table:style-name="ce15" table:formula="of:=ABS([.D2]-[.D3])" office:value-type="float" office:value="1" calcext:value-type="float">
            <text:p>1</text:p>
          </table:table-cell>
          <table:table-cell table:style-name="ce15" table:formula="of:=ABS([.E2]-[.E3])" office:value-type="float" office:value="1" calcext:value-type="float">
            <text:p>1</text:p>
          </table:table-cell>
          <table:table-cell table:style-name="ce20" table:formula="of:=ABS([.F2]-[.F3])" office:value-type="float" office:value="1" calcext:value-type="float">
            <text:p>1</text:p>
          </table:table-cell>
          <table:table-cell/>
          <table:table-cell table:style-name="ce23" table:formula="of:=ABS([.H2]-[.H3])" office:value-type="float" office:value="0" calcext:value-type="float">
            <text:p>0</text:p>
          </table:table-cell>
          <table:table-cell table:style-name="ce15" table:formula="of:=ABS([.I2]-[.I3])" office:value-type="float" office:value="0" calcext:value-type="float">
            <text:p>0</text:p>
          </table:table-cell>
          <table:table-cell table:style-name="ce15" table:formula="of:=ABS([.J2]-[.J3])" office:value-type="float" office:value="0" calcext:value-type="float">
            <text:p>0</text:p>
          </table:table-cell>
          <table:table-cell table:style-name="ce15" table:formula="of:=ABS([.K2]-[.K3])" office:value-type="float" office:value="1" calcext:value-type="float">
            <text:p>1</text:p>
          </table:table-cell>
          <table:table-cell table:style-name="ce29" table:formula="of:=ABS([.L2]-[.L3]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um of abs differences</text:p>
          </table:table-cell>
          <table:table-cell table:style-name="ce9" table:formula="of:=SUM([.B5:.F5])" office:value-type="float" office:value="4" calcext:value-type="float">
            <text:p>4</text:p>
          </table:table-cell>
          <table:table-cell table:style-name="ce15" table:number-columns-repeated="3"/>
          <table:table-cell table:style-name="ce20"/>
          <table:table-cell/>
          <table:table-cell table:style-name="ce23" table:formula="of:=SUM([.H5:.L5])" office:value-type="float" office:value="2" calcext:value-type="float">
            <text:p>2</text:p>
          </table:table-cell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Max_distance</text:p>
          </table:table-cell>
          <table:table-cell table:style-name="ce9" office:value-type="float" office:value="12" calcext:value-type="float">
            <text:p>12</text:p>
          </table:table-cell>
          <table:table-cell table:style-name="ce15" table:number-columns-repeated="3"/>
          <table:table-cell table:style-name="ce20"/>
          <table:table-cell/>
          <table:table-cell table:style-name="ce23"/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Normalized sum (sum / max distance)</text:p>
          </table:table-cell>
          <table:table-cell table:style-name="ce9" table:formula="of:=[.B6]/[.$B$7]" office:value-type="float" office:value="0.333333333333333" calcext:value-type="float">
            <text:p>0.333333333333333</text:p>
          </table:table-cell>
          <table:table-cell table:style-name="ce15" table:number-columns-repeated="3"/>
          <table:table-cell table:style-name="ce20"/>
          <table:table-cell/>
          <table:table-cell table:style-name="ce23" table:formula="of:=[.H6]/[.$B$7]" office:value-type="float" office:value="0.166666666666667" calcext:value-type="float">
            <text:p>0.166666666666667</text:p>
          </table:table-cell>
          <table:table-cell table:style-name="ce15" table:number-columns-repeated="3"/>
          <table:table-cell table:style-name="ce29"/>
          <table:table-cell table:number-columns-repeated="16372"/>
        </table:table-row>
        <table:table-row table:style-name="ro2">
          <table:table-cell office:value-type="string" calcext:value-type="string">
            <text:p>Reversed normalized sum (1 - normalized sum)</text:p>
          </table:table-cell>
          <table:table-cell table:style-name="ce10" table:formula="of:=1-[.B8]" office:value-type="float" office:value="0.666666666666667" calcext:value-type="float">
            <text:p>0.666666666666667</text:p>
          </table:table-cell>
          <table:table-cell table:style-name="ce16" table:number-columns-repeated="3"/>
          <table:table-cell table:style-name="ce21"/>
          <table:table-cell/>
          <table:table-cell table:style-name="ce25" table:formula="of:=1-[.H8]" office:value-type="float" office:value="0.833333333333333" calcext:value-type="float">
            <text:p>0.833333333333333</text:p>
          </table:table-cell>
          <table:table-cell table:style-name="ce27" table:number-columns-repeated="3"/>
          <table:table-cell table:style-name="ce31"/>
          <table:table-cell table:number-columns-repeated="16372"/>
        </table:table-row>
        <table:table-row table:style-name="ro1">
          <table:table-cell office:value-type="string" calcext:value-type="string">
            <text:p>Mean of Reversed normalized sums = Score</text:p>
          </table:table-cell>
          <table:table-cell table:style-name="ce11" table:formula="of:=AVERAGE([.B9];[.H9])" office:value-type="float" office:value="0.75" calcext:value-type="float">
            <text:p>0.75</text:p>
          </table:table-cell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2" table:style-name="ta3">
        <office:forms form:automatic-focus="false" form:apply-design-mode="false"/>
        <table:table-column table:style-name="co4" table:number-columns-repeated="16383" table:default-cell-style-name="Default"/>
        <table:table-row table:style-name="ro3">
          <table:table-cell/>
          <table:table-cell office:value-type="string" calcext:value-type="string">
            <text:p>Correct order</text:p>
          </table:table-cell>
          <table:table-cell office:value-type="string" calcext:value-type="string">
            <text:p>Assigned or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nt C</text:p>
          </table:table-cell>
          <table:table-cell office:value-type="string" calcext:value-type="string">
            <text:p>Count D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Scale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EU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$C3]&gt;[.$C$2];&quot;C&quot;;&quot;D&quot;)" office:value-type="string" office:string-value="C" calcext:value-type="string">
            <text:p>C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$C4]&gt;[.$C$2];&quot;C&quot;;&quot;D&quot;)" office:value-type="string" office:string-value="C" calcext:value-type="string">
            <text:p>C</text:p>
          </table:table-cell>
          <table:table-cell table:formula="of:=IF([.$C4]&gt;[.$C$3];&quot;C&quot;;&quot;D&quot;)" office:value-type="string" office:string-value="D" calcext:value-type="string">
            <text:p>D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$C5]&gt;[.$C$2];&quot;C&quot;;&quot;D&quot;)" office:value-type="string" office:string-value="C" calcext:value-type="string">
            <text:p>C</text:p>
          </table:table-cell>
          <table:table-cell table:formula="of:=IF([.$C5]&gt;[.$C$3];&quot;C&quot;;&quot;D&quot;)" office:value-type="string" office:string-value="C" calcext:value-type="string">
            <text:p>C</text:p>
          </table:table-cell>
          <table:table-cell table:formula="of:=IF([.$C5]&gt;[.$C$4];&quot;C&quot;;&quot;D&quot;)" office:value-type="string" office:string-value="C" calcext:value-type="string">
            <text:p>C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$C6]&gt;[.$C$2];&quot;C&quot;;&quot;D&quot;)" office:value-type="string" office:string-value="C" calcext:value-type="string">
            <text:p>C</text:p>
          </table:table-cell>
          <table:table-cell table:formula="of:=IF([.$C6]&gt;[.$C$3];&quot;C&quot;;&quot;D&quot;)" office:value-type="string" office:string-value="C" calcext:value-type="string">
            <text:p>C</text:p>
          </table:table-cell>
          <table:table-cell table:formula="of:=IF([.$C6]&gt;[.$C$4];&quot;C&quot;;&quot;D&quot;)" office:value-type="string" office:string-value="C" calcext:value-type="string">
            <text:p>C</text:p>
          </table:table-cell>
          <table:table-cell table:formula="of:=IF([.$C6]&gt;[.$C$5];&quot;C&quot;;&quot;D&quot;)" office:value-type="string" office:string-value="D" calcext:value-type="string">
            <text:p>D</text:p>
          </table:table-cell>
          <table:table-cell table:formula="of:=COUNTIF([.D2:.G6]; &quot;C&quot;)" office:value-type="float" office:value="8" calcext:value-type="float">
            <text:p>8</text:p>
          </table:table-cell>
          <table:table-cell table:formula="of:=COUNTIF([.D2:.G6]; &quot;D&quot;)" office:value-type="float" office:value="2" calcext:value-type="float">
            <text:p>2</text:p>
          </table:table-cell>
          <table:table-cell table:formula="of:=([.H6]-[.I6])/([.H6]+[.I6])" office:value-type="float" office:value="0.6" calcext:value-type="float">
            <text:p>0.6</text:p>
          </table:table-cell>
          <table:table-cell table:formula="of:=([.J6]-(-1))/(1-(-1))" office:value-type="float" office:value="0.8" calcext:value-type="float">
            <text:p>0.8</text:p>
          </table:table-cell>
          <table:table-cell table:number-columns-repeated="16372"/>
        </table:table-row>
        <table:table-row table:style-name="ro3">
          <table:table-cell table:number-columns-repeated="16383"/>
        </table:table-row>
        <table:table-row table:style-name="ro3">
          <table:table-cell office:value-type="string" calcext:value-type="string">
            <text:p>PE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table:formula="of:=IF([.$C9]&gt;[.$C$8];&quot;C&quot;;&quot;D&quot;)" office:value-type="string" office:string-value="C" calcext:value-type="string">
            <text:p>C</text:p>
          </table:table-cell>
          <table:table-cell table:number-columns-repeated="16379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table:formula="of:=IF([.$C10]&gt;[.$C$8];&quot;C&quot;;&quot;D&quot;)" office:value-type="string" office:string-value="C" calcext:value-type="string">
            <text:p>C</text:p>
          </table:table-cell>
          <table:table-cell table:formula="of:=IF([.$C10]&gt;[.$C$9];&quot;C&quot;;&quot;D&quot;)" office:value-type="string" office:string-value="C" calcext:value-type="string">
            <text:p>C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$C11]&gt;[.$C$8];&quot;C&quot;;&quot;D&quot;)" office:value-type="string" office:string-value="C" calcext:value-type="string">
            <text:p>C</text:p>
          </table:table-cell>
          <table:table-cell table:formula="of:=IF([.$C11]&gt;[.$C$9];&quot;C&quot;;&quot;D&quot;)" office:value-type="string" office:string-value="C" calcext:value-type="string">
            <text:p>C</text:p>
          </table:table-cell>
          <table:table-cell table:formula="of:=IF([.$C11]&gt;[.$C$10];&quot;C&quot;;&quot;D&quot;)" office:value-type="string" office:string-value="C" calcext:value-type="string">
            <text:p>C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$C12]&gt;[.$C$8];&quot;C&quot;;&quot;D&quot;)" office:value-type="string" office:string-value="C" calcext:value-type="string">
            <text:p>C</text:p>
          </table:table-cell>
          <table:table-cell table:formula="of:=IF([.$C12]&gt;[.$C$9];&quot;C&quot;;&quot;D&quot;)" office:value-type="string" office:string-value="C" calcext:value-type="string">
            <text:p>C</text:p>
          </table:table-cell>
          <table:table-cell table:formula="of:=IF([.$C12]&gt;[.$C$10];&quot;C&quot;;&quot;D&quot;)" office:value-type="string" office:string-value="C" calcext:value-type="string">
            <text:p>C</text:p>
          </table:table-cell>
          <table:table-cell table:formula="of:=IF([.$C12]&gt;[.$C$11];&quot;C&quot;;&quot;D&quot;)" office:value-type="string" office:string-value="D" calcext:value-type="string">
            <text:p>D</text:p>
          </table:table-cell>
          <table:table-cell table:formula="of:=COUNTIF([.D8:.G12]; &quot;C&quot;)" office:value-type="float" office:value="9" calcext:value-type="float">
            <text:p>9</text:p>
          </table:table-cell>
          <table:table-cell table:formula="of:=COUNTIF([.D8:.G12]; &quot;D&quot;)" office:value-type="float" office:value="1" calcext:value-type="float">
            <text:p>1</text:p>
          </table:table-cell>
          <table:table-cell table:formula="of:=([.H12]-[.I12])/([.H12]+[.I12])" office:value-type="float" office:value="0.8" calcext:value-type="float">
            <text:p>0.8</text:p>
          </table:table-cell>
          <table:table-cell table:formula="of:=([.J12]-(-1))/(1-(-1))" office:value-type="float" office:value="0.9" calcext:value-type="float">
            <text:p>0.9</text:p>
          </table:table-cell>
          <table:table-cell table:number-columns-repeated="16372"/>
        </table:table-row>
        <table:table-row table:style-name="ro3">
          <table:table-cell table:number-columns-repeated="16383"/>
        </table:table-row>
        <table:table-row table:style-name="ro3">
          <table:table-cell office:value-type="string" calcext:value-type="string">
            <text:p>Score</text:p>
          </table:table-cell>
          <table:table-cell table:number-columns-repeated="9"/>
          <table:table-cell table:style-name="ce32" table:formula="of:=AVERAGE([.K6];[.K12])" office:value-type="float" office:value="0.85" calcext:value-type="float">
            <text:p>0.85</text:p>
          </table:table-cell>
          <table:table-cell table:number-columns-repeated="16372"/>
        </table:table-row>
        <table:table-row table:style-name="ro3" table:number-rows-repeated="1048561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n FFM</meta:initial-creator>
    <meta:creation-date>2023-08-21T07:20:37</meta:creation-date>
    <dc:date>2023-11-07T19:48:44.288317317</dc:date>
    <meta:editing-duration>PT38S</meta:editing-duration>
    <meta:generator>LibreOffice/7.6.2.1$Linux_X86_64 LibreOffice_project/60$Build-1</meta:generator>
    <meta:editing-cycles>2</meta:editing-cycles>
    <meta:document-statistic meta:table-count="3" meta:cell-count="150" meta:object-count="0"/>
    <meta:user-defined meta:name="AppVersion">16.0300</meta:user-defined>
  </office:meta>
</office:document-meta>
</file>